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5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number-rows-repeated="1046749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creator>Oana Gherman</dc:creator>
    <dc:date>2024-02-23T16:32:07Z</dc:date>
    <meta:editing-cycles>129</meta:editing-cycles>
    <meta:editing-duration>PT11400S</meta:editing-duration>
  </office:meta>
</office:document-meta>
</file>